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595cm" fo:margin-left="0cm" table:align="left"/>
    </style:style>
    <style:style style:name="Tabelle1.A" style:family="table-column">
      <style:table-column-properties style:column-width="2.99cm"/>
    </style:style>
    <style:style style:name="Tabelle1.B" style:family="table-column">
      <style:table-column-properties style:column-width="14.60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officeooo:rsid="00124886" officeooo:paragraph-rsid="00124886" style:font-weight-asian="normal" style:font-weight-complex="normal"/>
    </style:style>
    <style:style style:name="P2" style:family="paragraph" style:parent-style-name="Text_20_body">
      <style:text-properties officeooo:rsid="0012be23" officeooo:paragraph-rsid="0012be23"/>
    </style:style>
    <style:style style:name="P3" style:family="paragraph" style:parent-style-name="Text_20_body">
      <style:paragraph-properties fo:text-align="center" style:justify-single-word="false"/>
      <style:text-properties officeooo:rsid="0012be23" officeooo:paragraph-rsid="0012be23"/>
    </style:style>
    <style:style style:name="P4" style:family="paragraph" style:parent-style-name="Text_20_body">
      <style:text-properties officeooo:rsid="001a6095" officeooo:paragraph-rsid="001a6095"/>
    </style:style>
    <style:style style:name="P5" style:family="paragraph" style:parent-style-name="Text_20_body">
      <style:text-properties officeooo:rsid="00149768" officeooo:paragraph-rsid="00149768"/>
    </style:style>
    <style:style style:name="P6" style:family="paragraph" style:parent-style-name="Text_20_body">
      <style:text-properties officeooo:rsid="002033fa" officeooo:paragraph-rsid="002033fa"/>
    </style:style>
    <style:style style:name="P7" style:family="paragraph" style:parent-style-name="Standard">
      <style:text-properties officeooo:rsid="001c1563" officeooo:paragraph-rsid="001d5fa0"/>
    </style:style>
    <style:style style:name="P8" style:family="paragraph" style:parent-style-name="Table_20_Contents">
      <style:text-properties officeooo:rsid="0012be23" officeooo:paragraph-rsid="0012be23"/>
    </style:style>
    <style:style style:name="P9" style:family="paragraph" style:parent-style-name="Table_20_Contents">
      <style:paragraph-properties fo:text-align="center" style:justify-single-word="false"/>
      <style:text-properties officeooo:rsid="0012be23" officeooo:paragraph-rsid="0012be23"/>
    </style:style>
    <style:style style:name="P10" style:family="paragraph" style:parent-style-name="Table_20_Contents">
      <style:text-properties fo:font-weight="bold" officeooo:rsid="0012be23" officeooo:paragraph-rsid="0012be2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2be23" officeooo:paragraph-rsid="0012be23" style:font-weight-asian="bold" style:font-weight-complex="bold"/>
    </style:style>
    <style:style style:name="P12" style:family="paragraph" style:parent-style-name="Table_20_Contents">
      <style:text-properties officeooo:rsid="0012eecb" officeooo:paragraph-rsid="0012eecb"/>
    </style:style>
    <style:style style:name="P13" style:family="paragraph" style:parent-style-name="Table_20_Contents">
      <style:paragraph-properties fo:text-align="center" style:justify-single-word="false"/>
      <style:text-properties officeooo:rsid="001c1563" officeooo:paragraph-rsid="001c1563"/>
    </style:style>
    <style:style style:name="P14" style:family="paragraph" style:parent-style-name="Table_20_Contents">
      <style:text-properties officeooo:rsid="001c1563" officeooo:paragraph-rsid="001c1563"/>
    </style:style>
    <style:style style:name="P15" style:family="paragraph" style:parent-style-name="Heading_20_2">
      <style:text-properties officeooo:rsid="00171b21"/>
    </style:style>
    <style:style style:name="P16" style:family="paragraph" style:parent-style-name="Heading_20_2">
      <style:paragraph-properties fo:break-before="page"/>
      <style:text-properties officeooo:rsid="001c1563"/>
    </style:style>
    <style:style style:name="P17" style:family="paragraph" style:parent-style-name="Heading_20_2">
      <style:paragraph-properties fo:break-before="page"/>
      <style:text-properties officeooo:paragraph-rsid="002629fa"/>
    </style:style>
    <style:style style:name="P18" style:family="paragraph" style:parent-style-name="Heading_20_2" style:master-page-name="Standard">
      <style:paragraph-properties style:page-number="1" fo:break-before="page"/>
      <style:text-properties officeooo:rsid="001a6095"/>
    </style:style>
    <style:style style:name="P19" style:family="paragraph" style:parent-style-name="Heading_20_2" style:list-style-name="" style:master-page-name="">
      <style:paragraph-properties style:page-number="auto" fo:break-before="auto" fo:break-after="auto"/>
      <style:text-properties officeooo:rsid="001a6095"/>
    </style:style>
    <style:style style:name="P20" style:family="paragraph" style:parent-style-name="Header">
      <style:text-properties officeooo:rsid="002033fa" officeooo:paragraph-rsid="002033fa"/>
    </style:style>
    <style:style style:name="P21" style:family="paragraph" style:parent-style-name="Header">
      <style:text-properties officeooo:rsid="002033fa" officeooo:paragraph-rsid="00228195"/>
    </style:style>
    <style:style style:name="P22" style:family="paragraph" style:parent-style-name="Standard">
      <style:text-properties officeooo:paragraph-rsid="001d5fa0"/>
    </style:style>
    <style:style style:name="P23" style:family="paragraph" style:parent-style-name="Title">
      <style:paragraph-properties style:vertical-align="middle"/>
    </style:style>
    <style:style style:name="P24" style:family="paragraph" style:parent-style-name="Title" style:master-page-name="First_20_Page">
      <style:paragraph-properties style:page-number="auto" style:vertical-align="middle"/>
    </style:style>
    <style:style style:name="P25" style:family="paragraph" style:parent-style-name="Text_20_body" style:list-style-name="L2">
      <style:text-properties officeooo:rsid="001a6095" officeooo:paragraph-rsid="001a6095"/>
    </style:style>
    <style:style style:name="P26" style:family="paragraph" style:parent-style-name="Text_20_body">
      <style:text-properties officeooo:rsid="001c1563" officeooo:paragraph-rsid="001c1563"/>
    </style:style>
    <style:style style:name="P27" style:family="paragraph" style:parent-style-name="Text_20_body">
      <style:text-properties officeooo:rsid="00149768" officeooo:paragraph-rsid="00149768"/>
    </style:style>
    <style:style style:name="P28" style:family="paragraph" style:parent-style-name="Text_20_body">
      <style:paragraph-properties style:vertical-align="middle"/>
      <style:text-properties officeooo:rsid="0022d31c" officeooo:paragraph-rsid="0022d31c"/>
    </style:style>
    <style:style style:name="P29" style:family="paragraph" style:parent-style-name="Text_20_body" style:list-style-name="L1"/>
    <style:style style:name="P30" style:family="paragraph" style:parent-style-name="Text_20_body" style:list-style-name="L3"/>
    <style:style style:name="P31" style:family="paragraph" style:parent-style-name="Text_20_body" style:list-style-name="L3">
      <style:text-properties officeooo:paragraph-rsid="002626cd"/>
    </style:style>
    <style:style style:name="P32" style:family="paragraph" style:parent-style-name="Text_20_body">
      <style:paragraph-properties fo:break-before="page" style:vertical-align="middle"/>
    </style:style>
    <style:style style:name="P33" style:family="paragraph" style:list-style-name="L1"/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1c62f"/>
    </style:style>
    <style:style style:name="T2" style:family="text">
      <style:text-properties officeooo:rsid="00124886"/>
    </style:style>
    <style:style style:name="T3" style:family="text">
      <style:text-properties officeooo:rsid="0012eecb"/>
    </style:style>
    <style:style style:name="T4" style:family="text">
      <style:text-properties officeooo:rsid="00133998"/>
    </style:style>
    <style:style style:name="T5" style:family="text">
      <style:text-properties officeooo:rsid="00162da9"/>
    </style:style>
    <style:style style:name="T6" style:family="text">
      <style:text-properties officeooo:rsid="001a6095"/>
    </style:style>
    <style:style style:name="T7" style:family="text">
      <style:text-properties officeooo:rsid="001d5fa0"/>
    </style:style>
    <style:style style:name="T8" style:family="text">
      <style:text-properties officeooo:rsid="001e8fec"/>
    </style:style>
    <style:style style:name="T9" style:family="text">
      <style:text-properties officeooo:rsid="002033fa"/>
    </style:style>
    <style:style style:name="T10" style:family="text">
      <style:text-properties officeooo:rsid="00228195"/>
    </style:style>
    <style:style style:name="T11" style:family="text">
      <style:text-properties officeooo:rsid="002387a5"/>
    </style:style>
    <style:style style:name="T12" style:family="text">
      <style:text-properties officeooo:rsid="002626c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3"/>
      <text:p text:style-name="P23"/>
      <text:p text:style-name="P23"/>
      <text:p text:style-name="P23"/>
      <text:p text:style-name="P23"><text:span text:style-name="T10">P</text:span>flichtenheft <text:span text:style-name="T2">Shortcut Manager (SCM)</text:span></text:p>
      <text:p text:style-name="P28"/>
      <text:p text:style-name="P3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34"><text:a xlink:type="simple" xlink:href="#__RefHeading__821_191767987" text:style-name="Index_20_Link" text:visited-style-name="Index_20_Link">1) Zielbestimmung<text:tab/>1</text:a></text:p>
          <text:p text:style-name="P34"><text:a xlink:type="simple" xlink:href="#__RefHeading__823_191767987" text:style-name="Index_20_Link" text:visited-style-name="Index_20_Link">2) Musskriterien<text:tab/>1</text:a></text:p>
          <text:p text:style-name="P34"><text:a xlink:type="simple" xlink:href="#__RefHeading__825_191767987" text:style-name="Index_20_Link" text:visited-style-name="Index_20_Link">3) Wunschkriterien<text:tab/>1</text:a></text:p>
          <text:p text:style-name="P34"><text:a xlink:type="simple" xlink:href="#__RefHeading__827_191767987" text:style-name="Index_20_Link" text:visited-style-name="Index_20_Link">4) Produkteinsatz<text:tab/>1</text:a></text:p>
          <text:p text:style-name="P34"><text:a xlink:type="simple" xlink:href="#__RefHeading__829_191767987" text:style-name="Index_20_Link" text:visited-style-name="Index_20_Link">5) Zielgruppen<text:tab/>1</text:a></text:p>
          <text:p text:style-name="P34"><text:a xlink:type="simple" xlink:href="#__RefHeading__831_191767987" text:style-name="Index_20_Link" text:visited-style-name="Index_20_Link">6) Produktumgebung<text:tab/>1</text:a></text:p>
          <text:p text:style-name="P34"><text:a xlink:type="simple" xlink:href="#__RefHeading__841_191767987" text:style-name="Index_20_Link" text:visited-style-name="Index_20_Link">7) Produktfunktionen<text:tab/>2</text:a></text:p>
          <text:p text:style-name="P34"><text:a xlink:type="simple" xlink:href="#__RefHeading__835_191767987" text:style-name="Index_20_Link" text:visited-style-name="Index_20_Link">8) Produktdaten<text:tab/>2</text:a></text:p>
          <text:p text:style-name="P34"><text:a xlink:type="simple" xlink:href="#__RefHeading__837_191767987" text:style-name="Index_20_Link" text:visited-style-name="Index_20_Link">9) Auslagerung der Einstellungen<text:tab/>3</text:a></text:p>
          <text:p text:style-name="P34"><text:a xlink:type="simple" xlink:href="#__RefHeading__839_191767987" text:style-name="Index_20_Link" text:visited-style-name="Index_20_Link">10) Programmierungs-Details<text:tab/>3</text:a></text:p>
        </text:index-body>
      </text:table-of-content>
      <text:p text:style-name="Text_20_body"/>
      <text:h text:style-name="P19" text:outline-level="2"/>
      <text:h text:style-name="P18" text:outline-level="2"><text:bookmark-start text:name="__RefHeading__821_191767987"/><text:s/>Zielbestimmung<text:bookmark-end text:name="__RefHeading__821_191767987"/></text:h>
      <text:p text:style-name="P1">Aufgabe des Programmes soll es sein, eigene Shortcuts über eine graphische Oberfläche erstellen und verwalten zu können. <text:span text:style-name="T7">Er soll als Hintergrunddienst laufen und auf Shortcut-Eingaben reagieren. </text:span></text:p>
      <text:h text:style-name="Heading_20_2" text:outline-level="2"><text:bookmark-start text:name="__RefHeading__823_191767987"/><text:s/>Musskr<text:span text:style-name="T9">i</text:span>terien<text:bookmark-end text:name="__RefHeading__823_191767987"/></text:h>
      <text:list xml:id="list1337276361371361818" text:style-name="L2">
        <text:list-item>
          <text:p text:style-name="P25">Verwalten von Shortcuts(anlegen, löschen, ändern, anzeigen)</text:p>
        </text:list-item>
        <text:list-item>
          <text:p text:style-name="P25">Shortcuts <text:span text:style-name="T11">sind </text:span>über Tast<text:span text:style-name="T11">at</text:span>ur ausführbar</text:p>
        </text:list-item>
        <text:list-item>
          <text:p text:style-name="P25">Shortcuts <text:span text:style-name="T11">sind </text:span>über Kurzschreibweise in Fenster ausführbar</text:p>
        </text:list-item>
        <text:list-item>
          <text:p text:style-name="P25">Starten des Manager<text:span text:style-name="T11">s</text:span> bei Systemstart</text:p>
        </text:list-item>
        <text:list-item>
          <text:p text:style-name="P25">Benachrichtigung bei veralteten Shortcuts </text:p>
        </text:list-item>
      </text:list>
      <text:h text:style-name="Heading_20_2" text:outline-level="2"><text:bookmark-start text:name="__RefHeading__825_191767987"/><text:s/>Wunsc<text:span text:style-name="T9">h</text:span>kriterien<text:bookmark-end text:name="__RefHeading__825_191767987"/></text:h>
      <text:list xml:id="list1691359179086716646" text:style-name="L3">
        <text:list-item>
          <text:p text:style-name="P30"><text:span text:style-name="T6">Hinzufügen von Shortcuts über Drag and Drop</text:span></text:p>
        </text:list-item>
        <text:list-item>
          <text:p text:style-name="P30"><text:span text:style-name="T6">Ausführen des Managers in eigenen Thread</text:span></text:p>
        </text:list-item>
        <text:list-item>
          <text:p text:style-name="P30"><text:span text:style-name="T7">Doppelte Shortcut-Belegung soll verhindert werden</text:span></text:p>
        </text:list-item>
        <text:list-item>
          <text:p text:style-name="P31"><text:span text:style-name="T12">Ausführung des SCM auf Linux </text:span></text:p>
        </text:list-item>
      </text:list>
      <text:h text:style-name="Heading_20_2" text:outline-level="2"><text:bookmark-start text:name="__RefHeading__827_191767987"/><text:s/>Produkteinsatz<text:bookmark-end text:name="__RefHeading__827_191767987"/></text:h>
      <text:p text:style-name="P4">Das Produkt dient zur Verwaltung von selbst definierten Shortcuts.</text:p>
      <text:h text:style-name="Heading_20_2" text:outline-level="2"><text:bookmark-start text:name="__RefHeading__829_191767987"/><text:s/>Zielgruppen<text:bookmark-end text:name="__RefHeading__829_191767987"/></text:h>
      <text:p text:style-name="P6">Das Programm soll für Nutzer, welche den alltäglichen Gebrauch mit dem PC automatisieren wollen, konzipiert <text:span text:style-name="T11">werden</text:span>. Es soll durch eine einfache und übersichtliche Oberfläche einen einfachen Umgang mit dem Programm ermöglichen. </text:p>
      <text:h text:style-name="Heading_20_2" text:outline-level="2"><text:bookmark-start text:name="__RefHeading__831_191767987"/><text:s/>Produktumgebung<text:bookmark-end text:name="__RefHeading__831_191767987"/></text:h>
      <text:p text:style-name="P26">Das Produkt soll unter den gängigen Windows-Betriebssystemen lauffähig sein. <text:span text:style-name="T9">Dazu ist eine Abwärtskompatibilität bis zu allen Windows-Systemen, welche das .Net-Framework 3.5 unterstützen. </text:span></text:p>
      <text:h text:style-name="P16" text:outline-level="2"><text:bookmark-start text:name="__RefHeading__841_191767987"/><text:s/>Produktfunktionen<text:bookmark-end text:name="__RefHeading__841_191767987"/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1">Funktionscode</text:p>
          </table:table-cell>
          <table:table-cell table:style-name="Tabelle1.B1" office:value-type="string">
            <text:p text:style-name="P10">Funktionalität</text:p>
          </table:table-cell>
        </table:table-row>
        <table:table-row>
          <table:table-cell table:style-name="Tabelle1.A2" office:value-type="string">
            <text:p text:style-name="P3">F0010</text:p>
          </table:table-cell>
          <table:table-cell table:style-name="Tabelle1.B2" office:value-type="string">
            <text:p text:style-name="P2">Shortcuts anzeigen</text:p>
          </table:table-cell>
        </table:table-row>
        <table:table-row>
          <table:table-cell table:style-name="Tabelle1.A2" office:value-type="string">
            <text:p text:style-name="P3">F0020 </text:p>
          </table:table-cell>
          <table:table-cell table:style-name="Tabelle1.B2" office:value-type="string">
            <text:p text:style-name="P2">Shortcuts anlegen</text:p>
          </table:table-cell>
        </table:table-row>
        <table:table-row>
          <table:table-cell table:style-name="Tabelle1.A2" office:value-type="string">
            <text:p text:style-name="P9">F0030</text:p>
          </table:table-cell>
          <table:table-cell table:style-name="Tabelle1.B2" office:value-type="string">
            <text:p text:style-name="P8">Shortcuts ändern</text:p>
          </table:table-cell>
        </table:table-row>
        <table:table-row>
          <table:table-cell table:style-name="Tabelle1.A2" office:value-type="string">
            <text:p text:style-name="P9">F0040</text:p>
          </table:table-cell>
          <table:table-cell table:style-name="Tabelle1.B2" office:value-type="string">
            <text:p text:style-name="P8">Shortcuts löschen</text:p>
          </table:table-cell>
        </table:table-row>
        <table:table-row>
          <table:table-cell table:style-name="Tabelle1.A2" office:value-type="string">
            <text:p text:style-name="P9">F0050</text:p>
          </table:table-cell>
          <table:table-cell table:style-name="Tabelle1.B2" office:value-type="string">
            <text:p text:style-name="P8">Shortcut direkt <text:span text:style-name="T3">über Tastatur </text:span>ausführen ..</text:p>
          </table:table-cell>
        </table:table-row>
        <table:table-row>
          <table:table-cell table:style-name="Tabelle1.A2" office:value-type="string">
            <text:p text:style-name="P9">F0051</text:p>
          </table:table-cell>
          <table:table-cell table:style-name="Tabelle1.B2" office:value-type="string">
            <text:p text:style-name="P8"><text:span text:style-name="T11">.. oder </text:span>Shortcut <text:span text:style-name="T3">in</text:span> <text:span text:style-name="T3">Kurzschreibweise über Eingabefenster </text:span>ausführen</text:p>
          </table:table-cell>
        </table:table-row>
        <table:table-row>
          <table:table-cell table:style-name="Tabelle1.A2" office:value-type="string">
            <text:p text:style-name="P9">F0060</text:p>
          </table:table-cell>
          <table:table-cell table:style-name="Tabelle1.B2" office:value-type="string">
            <text:p text:style-name="P8">SCM mit Systemstart von Windows starten </text:p>
          </table:table-cell>
        </table:table-row>
        <table:table-row>
          <table:table-cell table:style-name="Tabelle1.A2" office:value-type="string">
            <text:p text:style-name="P9">F0070</text:p>
          </table:table-cell>
          <table:table-cell table:style-name="Tabelle1.B2" office:value-type="string">
            <text:p text:style-name="P12"><text:span text:style-name="T11">a</text:span>utomatische <text:span text:style-name="T4">Benachrichtigung bei veralteten Shortcuts</text:span></text:p>
          </table:table-cell>
        </table:table-row>
        <table:table-row>
          <table:table-cell table:style-name="Tabelle1.A2" office:value-type="string">
            <text:p text:style-name="P13">F0080</text:p>
          </table:table-cell>
          <table:table-cell table:style-name="Tabelle1.B2" office:value-type="string">
            <text:p text:style-name="P14">Änderungen <text:span text:style-name="T11">s</text:span>peichern</text:p>
          </table:table-cell>
        </table:table-row>
      </table:table>
      <text:h text:style-name="Heading_20_2" text:outline-level="2"><text:bookmark-start text:name="__RefHeading__835_191767987"/><text:s/>Produktdaten<text:bookmark-end text:name="__RefHeading__835_191767987"/></text:h>
      <text:p text:style-name="Text_20_body">Für jeden Shortcut sind folgende Daten des verknüpften Programmes zu speichern:</text:p>
      <text:list xml:id="list5454506866570907182" text:style-name="L1">
        <text:list-item>
          <text:p text:style-name="P29">Programmname</text:p>
        </text:list-item>
        <text:list-item>
          <text:p text:style-name="P29">Icon </text:p>
        </text:list-item>
        <text:list-item>
          <text:p text:style-name="P29">Programmpfad der <text:span text:style-name="T11">ausführbaren Datei (exe)</text:span></text:p>
        </text:list-item>
        <text:list-item>
          <text:p text:style-name="P29"><text:span text:style-name="T7">Wahlweise zusätzliche Startparameter </text:span></text:p>
        </text:list-item>
        <text:list-item>
          <text:p text:style-name="P29">Den selbst erstellten Shortcut als Kurzschreibweise (z.B.: für Firefox: "FFX")</text:p>
          <text:list>
            <text:list-item>
              <text:p text:style-name="P29"><text:span text:style-name="T8">maximal drei Buchstaben</text:span></text:p>
            </text:list-item>
            <text:list-item>
              <text:p text:style-name="P29"><text:span text:style-name="T8">keine Zahlen und Sonderzeichen</text:span></text:p>
            </text:list-item>
          </text:list>
        </text:list-item>
        <text:list-item>
          <text:p text:style-name="P29">Die Tastenkombination zum <text:span text:style-name="T11">A</text:span>usführen über die Tastatur (z.B.: "STRG + F")</text:p>
          <text:list>
            <text:list-item>
              <text:p text:style-name="P29"><text:bookmark-start text:name="__RefHeading__1128_1339719459"/>Zugelassen werden: Strg, Alt, Shift + Buchstaben<text:bookmark-end text:name="__RefHeading__1128_1339719459"/></text:p>
            </text:list-item>
          </text:list>
        </text:list-item>
      </text:list>
      <text:p text:style-name="Text_20_body"/>
      <text:h text:style-name="P17" text:outline-level="2"><text:bookmark-start text:name="__RefHeading__837_191767987"/><text:span text:style-name="T9"><text:s/>Auslagerung der Einstellungen</text:span><text:bookmark-end text:name="__RefHeading__837_191767987"/></text:h>
      <text:p text:style-name="Text_20_body">Die benötigten Daten werden in XML-Dateien gespeichert. <text:span text:style-name="T9">Diese werden lokal gespeichert. Somit können verschiedene Nutzer eines PCs verschiedene Progammeinstellungen definieren. Diese können jedoch exportiert und an andere Benutzer oder PCs weitergereicht werden. </text:span></text:p>
      <text:h text:style-name="P15" text:outline-level="2"><text:bookmark-start text:name="__RefHeading__839_191767987"/><text:s/>Programmierungs-Details <text:bookmark-end text:name="__RefHeading__839_191767987"/></text:h>
      <text:p text:style-name="P5">Da das Programm auf einem Windowsrechner laufen soll wird es mit C# erstellt. <text:span text:style-name="T5">Als IDE wird Microsoft Visual Studio 2015 verwendet. Es wird objektorientiert programmiert, unterstützt durch Modultests. </text:span></text:p>
      <text:p text:style-name="P5"/>
      <text:p text:style-name="P5"/>
      <text:p text:style-name="P22">____________________ <text:s/><text:tab/><text:tab/><text:tab/><text:tab/><text:tab/>____________________</text:p>
      <text:p text:style-name="P7">Datum, Auftragnehmer <text:tab/><text:tab/><text:tab/><text:tab/><text:tab/>Datum, Auftraggeb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33fa" officeooo:paragraph-rsid="002033fa"/>
    </style:style>
    <style:style style:name="MP2" style:family="paragraph" style:parent-style-name="Header">
      <style:text-properties officeooo:rsid="002033fa" officeooo:paragraph-rsid="00228195"/>
    </style:style>
    <style:style style:name="MT1" style:family="text">
      <style:text-properties officeooo:rsid="0021c62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ouis Mehring, Tom Rosenberger, Max Rill, Marcel Winterer<text:tab/></text:span><text:span text:style-name="MT1"><text:date style:data-style-name="N30" text:date-value="2015-11-26T11:07:23.852000171" text:fixed="true">26.11.15</text:date></text:span></text:p>
      </style:header>
      <style:header-first>
        <text:p text:style-name="MP1"><text:span text:style-name="MT1">Louis Mehring, Tom Rosenberger, Max Rill, Marcel Winterer<text:tab/></text:span><text:span text:style-name="MT1"><text:date style:data-style-name="N30" text:date-value="2015-11-26T11:07:23.852000171" text:fixed="true">26.11.15</text:date></text:span></text:p>
      </style:header-first>
      <style:footer>
        <text:p text:style-name="Footer"><text:tab/><text:tab/><text:span text:style-name="MT1">Seite </text:span><text:page-number text:select-page="current">3</text:page-number></text:p>
      </style:footer>
      <style:footer-first>
        <text:p text:style-name="Footer"><text:tab/><text:tab/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2"><text:span text:style-name="MT1">Louis Mehring, Tom Rosenberger, Max Rill, Marcel Winterer<text:tab/></text:span><text:span text:style-name="MT1"><text:date style:data-style-name="N30" text:date-value="2015-11-26T11:07:23.852000171" text:fixed="true">26.11.15</text: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M35S</meta:editing-duration>
    <meta:editing-cycles>11</meta:editing-cycles>
    <meta:generator>LibreOffice/4.3.7.2$Windows_x86 LibreOffice_project/8a35821d8636a03b8bf4e15b48f59794652c68ba</meta:generator>
    <dc:date>2015-11-27T10:54:39.084000000</dc:date>
    <meta:document-statistic meta:table-count="1" meta:image-count="0" meta:object-count="0" meta:page-count="5" meta:paragraph-count="74" meta:word-count="412" meta:character-count="3104" meta:non-whitespace-character-count="2756"/>
    <meta:user-defined meta:name="Info 1"/>
    <meta:user-defined meta:name="Info 2"/>
    <meta:user-defined meta:name="Info 3"/>
    <meta:user-defined meta:name="Info 4"/>
  </office:meta>
</office:document-meta>
</file>